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style:paragraph-properties fo:background-color="#eeeeee">
        <style:background-image/>
      </style:paragraph-properties>
    </style:style>
    <style:style style:name="P74" style:family="paragraph" style:parent-style-name="Text_20_body">
      <style:paragraph-properties fo:background-color="#eeeeee">
        <style:background-image/>
      </style:paragraph-properties>
      <style:text-properties fo:language="ru" fo:country="RU"/>
    </style:style>
    <style:style style:name="P75" style:family="paragraph" style:parent-style-name="Text_20_body">
      <style:paragraph-properties fo:text-align="justify" style:justify-single-word="false"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8" style:family="paragraph" style:parent-style-name="Text_20_body">
      <style:paragraph-properties fo:margin-left="0cm" fo:margin-right="0cm" fo:text-align="justify" style:justify-single-word="false" fo:text-indent="0cm" style:auto-text-indent="false"/>
    </style:style>
    <style:style style:name="P79" style:family="paragraph" style:parent-style-name="Text_20_body">
      <style:paragraph-properties fo:margin-left="0cm" fo:margin-right="0cm" fo:text-align="justify" style:justify-single-word="false" fo:text-indent="0cm" style:auto-text-indent="false"/>
      <style:text-properties fo:color="#800000"/>
    </style:style>
    <style:style style:name="P8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3"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1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23988921764410635"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7826943899065593313"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070133661171342615"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2" text:outline-level="2">1. Терра</text:h>
      <text:p text:style-name="P17">музыка - кондовая электронная, холодная и отчаянная (Electronics “Disappointed”)</text:p>
      <text:p text:style-name="P8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5">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3"/>
      <text:p text:style-name="P7">***</text:p>
      <text:p text:style-name="P7"/>
      <text:p text:style-name="P9">&lt;<text:span text:style-name="T13">самолёт в эквестрию</text:span>&gt;</text:p>
      <text:p text:style-name="P7"/>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text:soft-page-break/>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oft-page-break/><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292189167454343128"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text:soft-page-break/>–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text:soft-page-break/>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3"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2"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36">Mark Knopfler — Hill Farmers Blues — или на следующую главу (прощание)</text:p>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text:soft-page-break/>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и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text:soft-page-break/>приглашали на свидания!</text:p>
      <text:p text:style-name="P28">От неожиданности я повалился на ложе.</text:p>
      <text:p text:style-name="P28"><text:span text:style-name="T1">–</text:span> Эй, полегче! Ты пихаешься, как бульдозер!</text:p>
      <text:p text:style-name="P2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2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морской дракон мудра.</text:p><text:p text:style-name="P92"/><text:p text:style-name="P92">Я видала взлёт империй,</text:p><text:p text:style-name="P92">Я жила среди легенд,</text:p><text:p text:style-name="P92">Древней магии мистерий</text:p><text:p text:style-name="P92">Я прилежнейший студент</text:p><text:p text:style-name="P92"/><text:p text:style-name="P92">Обожаема народом,</text:p><text:p text:style-name="P92">Уважаема врагом,</text:p><text:p text:style-name="P92"/><text:p text:style-name="P91"/></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8">Аликорница поводила носом над чашками и заметила:</text:p>
      <text:p text:style-name="P2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8">Я трогал пальцем ноги воду, сидя на бортике бассейна, когда дверь открылась и внутрь сунулся нос аликорницы.</text:p>
      <text:p text:style-name="P28">– Тебе в чай класть мёд или сахар? – спросила она, невинно наблюдая за моими тщётными попытками прикрыться.</text:p>
      <text:p text:style-name="P2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8">– Мёд. Или сахар. На твоё усмотрение.</text:p>
      <text:p text:style-name="P28">– Как скажешь. – нос Тии скрылся за дверью.</text:p>
      <text:p text:style-name="P2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8">– О, ты уже?</text:p>
      <text:p text:style-name="P28"><text:soft-page-break/>Аликорница поставила на поднос чашки и плетёнку с бубликами и подошла с ним к тюфяку.</text:p>
      <text:p text:style-name="P2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8">Я повернулся к Тие. Мне пришлось осторожно напрягать мускулы шеи, чтобы они случайно не отвернули голову нафиг.</text:p>
      <text:p text:style-name="P28">– Это просто бомба! Я чувствую себя богом! Кажется, я понял секрет вашей силы и долголетия: вы пьёте эту траву каждый день.</text:p>
      <text:p text:style-name="P28">Аликорница громко и заразительно рассмеялась. Я присоединился к ней. <text:span text:style-name="T1">По телу прошлась волна лёгкого покалывания.</text:span><text:span text:style-name="T13"> Кроме общей бодрости тела, ко мне внезапно пришла бодрость иного смысла </text:span><text:span text:style-name="T12">— стояк стал таким, что можно было дрова колоть</text:span><text:span text:style-name="T13">.</text:span></text:p>
      <text:p text:style-name="P29">Копыто легло мне на плечо и мягко повалило на постель. Тия легла рядом и тепло дунула мне в ухо.</text:p>
      <text:p text:style-name="P28">– <text:span text:style-name="T1">Ты готов познакомиться поближе? Совсем близко?</text:span></text:p>
      <text:p text:style-name="P2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29">Тия фыркнула.</text:p>
      <text:p text:style-name="P2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29">Её ресницы щекотали мне щеку. Я повернулся к ней и буквально растворился в ласковом взгляде огромных глаз.</text:p>
      <text:p text:style-name="P29">– Ты предлагаешь мне заняться сексом? С тобой? Но... как?</text:p>
      <text:p text:style-name="P2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29">Тия подняла голову.</text:p>
      <text:p text:style-name="P2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29">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29"><text:soft-page-break/>Как во сне я разделся и зашёл к ней сзади. "Это неправильно!» – пискнули во мне остатки ханжества и замолкли, раздавленные желанием.</text:p>
      <text:p text:style-name="P29">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29">Через некоторое время Тия осторожно высвободилась из-под меня и встала с постели. </text:p>
      <text:p text:style-name="P29">– Лежи, я сейчас. – муркнула она, поцеловав меня в ухо.</text:p>
      <text:p text:style-name="P2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29">Достав из шкафчика пузатую заплесневевшую бутылку, Тия что-то прикинула и наполнила её содержимым два бокала на полуметровых ножках.</text:p>
      <text:p text:style-name="P29">–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2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29">Тия покачала головой и прошла с бокалами в ванную, кивком пригласив меня следовать за ней.</text:p>
      <text:p text:style-name="P2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29"><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29">Наконец, я со вздохом отпрянул.</text:p>
      <text:p text:style-name="P29"><text:span text:style-name="T5">– За дружбу! </text:span>– подняла бокал Тия.</text:p>
      <text:p text:style-name="P2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29"><text:span text:style-name="T5">– Это ты называешь “дружбой”? – с </text:span>улыбкой хмыкнул<text:span text:style-name="T5"> я. – </text:span>Мне нравится твоё чувство юмора.</text:p>
      <text:p text:style-name="P29"><text:soft-page-break/>Аликорница нахмурилась.</text:p>
      <text:p text:style-name="P29"><text:span text:style-name="T5">– </text:span>Тебе не нравится моя дружба? Ты чем-то недоволен?</text:p>
      <text:p text:style-name="P29">Я расхохотался, чуть не поперхнувшись водой, плескавшейся у подбородка.</text:p>
      <text:p text:style-name="P29"><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29">Копыто аликорницы закрыло мне рот прежде чем я успел договорить заветное слово.</text:p>
      <text:p text:style-name="P28">– Макс, не надо! – умоляюще произнесла аликорница. – Не продолжай! Пожалуйста!</text:p>
      <text:p text:style-name="P28">Слова встали у меня поперёк горла. Я медленно отодвинул копыто от лица и потрясённо уставился на неё.</text:p>
      <text:p text:style-name="P28">– Но почему? – в конце-концов выдавил я. – Что не так? Это из-за того, что я — человек?</text:p>
      <text:p text:style-name="P28">Тия виновато закусила губу и отвернулась.</text:p>
      <text:p text:style-name="P2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8">– Макс… Я не смогу сделать тебя бессмертным… Мне очень жаль… Извини…</text:p>
      <text:p text:style-name="P2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8">Слёзы злости душили меня, но я сдержался.</text:p>
      <text:p text:style-name="P28">– Охренеть. – сказал я холодно. – А я прям напрашивался!</text:p>
      <text:p text:style-name="P2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8">“..пожалуйста, останься...”</text:p>
      <text:p text:style-name="P28">Где этот чёртов носок?</text:p>
      <text:p text:style-name="P28">“...пойми, это эффект лазурного вина...”</text:p>
      <text:p text:style-name="P28">Джинсы узкие, блядь! На мокрое тело хрен наденешь.</text:p>
      <text:p text:style-name="P28">“...ох, я глупая...”</text:p>
      <text:p text:style-name="P28">Так, всё. Шмотки на мне, вроде, ничего не забыл.</text:p>
      <text:p text:style-name="P29">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29"/>
      <text:h text:style-name="Heading_20_2" text:outline-level="2">9. <text:span text:style-name="T1">Прощание</text:span></text:h>
      <text:p text:style-name="P29"/>
      <text:p text:style-name="P28">– <text:span text:style-name="T1">Норф! Эй, Норф!</text:span></text:p>
      <text:p text:style-name="P28"/>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
      <text:p text:style-name="P37"><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p text:style-name="P1"/>
      <text:p text:style-name="P1"/>
      <text:p text:style-name="P1"/>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1">Селестия устроилась на ковре напротив меня и начала рассказ.</text:p>
      <text:p text:style-name="P29"/>
      <text:p text:style-name="P50"><text:span text:style-name="T1">&lt;</text:span>сюжеты из 1001 ночи<text:span text:style-name="T1">&gt;</text:span></text:p>
      <text:p text:style-name="P51"/>
      <text:p text:style-name="P51">&lt;Упоминание Стар Свирлом элементов гармонии&gt;</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text:soft-page-break/>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9"/>
      <text:p text:style-name="P48"/>
      <text:p text:style-name="P37"/>
      <text:p text:style-name="P41">&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1">&lt;<text:span text:style-name="T1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39"><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7">– Тьфу!</text:p>
      <text:p text:style-name="P51"><text:span text:style-name="T12">– <text:s/>Мне очень жаль...</text:span>&gt;</text:p>
      <text:p text:style-name="P51"/>
      <text:p text:style-name="P51"/>
      <text:p text:style-name="P38">***</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4" text:outline-level="2">Рассказ Селестии <text:span text:style-name="T12">(“1001 ночь”)</text:span></text:h>
      <text:p text:style-name="P4"/>
      <text:p text:style-name="P41"/>
      <text:p text:style-name="P37"/>
      <text:h text:style-name="P104" text:outline-level="2">ЛСД-чаепитие</text:h>
      <text:p text:style-name="P37"/>
      <text:p text:style-name="P37"/>
      <text:h text:style-name="P104"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oft-page-break/><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text:soft-page-break/>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4"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text:soft-page-break/>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text:soft-page-break/>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2">34 - утерянная глава </text:span><text:span text:style-name="T5">&gt;</text:span></text:p>
      <text:p text:style-name="P37"><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104" text:outline-level="2">В библиотеке замка Селестии</text:h>
      <text:p text:style-name="P73"/>
      <text:p text:style-name="P44"><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text:soft-page-break/>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10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text:soft-page-break/>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text:soft-page-break/>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oft-page-break/><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oft-page-break/><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text:soft-page-break/>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oft-page-break/><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text:soft-page-break/>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4" text:outline-level="2">Сон Макса</text:h>
      <text:p text:style-name="P73"/>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text:soft-page-break/>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oft-page-break/><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oft-page-break/><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7"><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oft-page-break/><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oft-page-break/><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oft-page-break/><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text:soft-page-break/>И мы понеслись…</text:p>
      <text:p text:style-name="P37"/>
      <text:h text:style-name="P104"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7"><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7"><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oft-page-break/><text:span text:style-name="T5">&lt;</text:span><text:span text:style-name="T12">Кто следующий готов рассказывать?</text:span></text:p>
      <text:p text:style-name="P44">Пинки дёрнулась на месте, но промолчала.</text:p>
      <text:p text:style-name="P37"><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4" text:outline-level="2"><text:soft-page-break/>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
      <text:h text:style-name="P10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text:soft-page-break/>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4" text:outline-level="2">Поиск решения</text:h>
      <text:p text:style-name="P73"/>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7"/>
      <text:h text:style-name="P10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oft-page-break/><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oft-page-break/><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oft-page-break/><text:s/>Пхе! Денег мне не надо — сам раздобуду. Главное — не уходите далеко от коридора. Ко времени перехода я вернусь. Или раньше.</text:p>
      <text:p text:style-name="P37"/>
      <text:h text:style-name="P104"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text:soft-page-break/>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text:soft-page-break/>Когда я бросил последний взгляд на озеро, мне показалось, что из-подо льда нас провожали злые глазки снеговика.</text:p>
      <text:p text:style-name="P37"/>
      <text:h text:style-name="P104" text:outline-level="2">След?</text:h>
      <text:p text:style-name="P73"/>
      <text:p text:style-name="P37"><text:span text:style-name="T5">&lt;</text:span><text:span text:style-name="T12">сначала эпизод - проверка сумки в серверной</text:span><text:span text:style-name="T5">&gt;</text:span></text:p>
      <text:p text:style-name="P37"><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4"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text:soft-page-break/>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1955233772213030601" text:style-name="L5">
        <text:list-header>
          <text:p text:style-name="P115"><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29413070" text:continue-numbering="true" text:style-name="L5">
        <text:list-header>
          <text:p text:style-name="P115">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409455" text:continue-numbering="true" text:style-name="L5">
        <text:list-header>
          <text:p text:style-name="P115">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397725"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5" text:outline-level="2">Почти.</text:h>
      <text:p text:style-name="P74"/>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5" text:outline-level="2">Дискорд</text:h>
      <text:p text:style-name="P73"/>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535002581560597756" text:style-name="L6">
        <text:list-header>
          <text:p text:style-name="P116">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3"><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text:soft-page-break/>В проёме дверей появилась Флаттершай.</text:p>
      <text:p text:style-name="P76"><text:span text:style-name="T5">– </text:span>С кем это вы тут разговариваете?</text:p>
      <text:list xml:id="list4351583807020656147"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text:soft-page-break/>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3">–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text:soft-page-break/>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text:soft-page-break/>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04"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text:soft-page-break/>–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3">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text:soft-page-break/></text:p>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text:soft-page-break/>– Как вам это нравится, господа?! Дискорд — спаситель Эквестрии! А ведь звучит!!! Разрешите откланяться!..</text:p>
      <text:p text:style-name="P83"/>
      <text:list xml:id="list311390428424059400" text:style-name="L8">
        <text:list-header>
          <text:p text:style-name="P117">(<text:span text:style-name="T18">Луна — как повелительница снов, слышала разговор Макса с Анакорном</text:span>)</text:p>
          <text:p text:style-name="P118"/>
        </text:list-header>
      </text:list>
      <text:p text:style-name="P84">***</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4" text:outline-level="2"><text:soft-page-break/>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text:p text:style-name="P59"/>
      <text:p text:style-name="P59"/>
      <text:p text:style-name="P59"/>
      <text:p text:style-name="P92"/>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29T09:22:56.38</dc:date>
    <meta:editing-duration>P57DT1H8M12S</meta:editing-duration>
    <meta:editing-cycles>2501</meta:editing-cycles>
    <meta:generator>OpenOffice/4.1.1$Win32 OpenOffice.org_project/411m6$Build-9775</meta:generator>
    <dc:creator>макс </dc:creator>
    <meta:document-statistic meta:table-count="0" meta:image-count="0" meta:object-count="0" meta:page-count="129" meta:paragraph-count="2679" meta:word-count="62322" meta:character-count="395989"/>
  </office:meta>
</office:document-meta>
</file>